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c1b8d" officeooo:paragraph-rsid="001c1b8d"/>
    </style:style>
    <style:style style:name="P2" style:family="paragraph" style:parent-style-name="Standard">
      <style:text-properties style:font-name="Calibri" officeooo:paragraph-rsid="001c1b8d"/>
    </style:style>
    <style:style style:name="P3" style:family="paragraph" style:parent-style-name="Standard">
      <style:text-properties style:font-name="Calibri" officeooo:rsid="001d3aeb" officeooo:paragraph-rsid="00284dcf"/>
    </style:style>
    <style:style style:name="P4" style:family="paragraph" style:parent-style-name="Standard">
      <style:text-properties style:font-name="Calibri" officeooo:rsid="0021bed1" officeooo:paragraph-rsid="0021bed1"/>
    </style:style>
    <style:style style:name="P5" style:family="paragraph" style:parent-style-name="Standard">
      <style:text-properties style:font-name="Calibri" officeooo:rsid="0021bed1" officeooo:paragraph-rsid="00284dcf"/>
    </style:style>
    <style:style style:name="P6" style:family="paragraph" style:parent-style-name="Standard">
      <style:text-properties style:font-name="Calibri" officeooo:rsid="0025fc05" officeooo:paragraph-rsid="00284dcf"/>
    </style:style>
    <style:style style:name="P7" style:family="paragraph" style:parent-style-name="Standard">
      <style:text-properties style:font-name="Calibri" officeooo:rsid="0023a108" officeooo:paragraph-rsid="0023a108"/>
    </style:style>
    <style:style style:name="P8" style:family="paragraph" style:parent-style-name="Standard">
      <style:text-properties style:font-name="Calibri" officeooo:rsid="00255516" officeooo:paragraph-rsid="00284dcf"/>
    </style:style>
    <style:style style:name="P9" style:family="paragraph" style:parent-style-name="Standard">
      <style:text-properties style:font-name="Calibri" officeooo:rsid="001fb2f4" officeooo:paragraph-rsid="00284dcf"/>
    </style:style>
    <style:style style:name="P10" style:family="paragraph" style:parent-style-name="Standard">
      <style:text-properties style:font-name="Calibri" officeooo:rsid="002aa2d8" officeooo:paragraph-rsid="002aa2d8"/>
    </style:style>
    <style:style style:name="P11" style:family="paragraph" style:parent-style-name="Standard">
      <style:text-properties officeooo:rsid="001ca993" officeooo:paragraph-rsid="001ca993"/>
    </style:style>
    <style:style style:name="P12" style:family="paragraph" style:parent-style-name="Standard">
      <style:text-properties officeooo:rsid="0025fc05" officeooo:paragraph-rsid="00284dcf"/>
    </style:style>
    <style:style style:name="P13" style:family="paragraph" style:parent-style-name="Standard">
      <style:text-properties officeooo:rsid="002651a5" officeooo:paragraph-rsid="00284dcf"/>
    </style:style>
    <style:style style:name="P14" style:family="paragraph" style:parent-style-name="Standard">
      <style:text-properties officeooo:rsid="001fb2f4" officeooo:paragraph-rsid="00284dcf"/>
    </style:style>
    <style:style style:name="P15" style:family="paragraph" style:parent-style-name="Standard">
      <style:text-properties officeooo:rsid="00255516" officeooo:paragraph-rsid="00284dcf"/>
    </style:style>
    <style:style style:name="P16" style:family="paragraph" style:parent-style-name="Standard">
      <style:text-properties officeooo:rsid="001d3aeb" officeooo:paragraph-rsid="00284dcf"/>
    </style:style>
    <style:style style:name="P17" style:family="paragraph" style:parent-style-name="Standard">
      <style:text-properties officeooo:rsid="002519c3" officeooo:paragraph-rsid="00284dcf"/>
    </style:style>
    <style:style style:name="P18" style:family="paragraph" style:parent-style-name="Standard">
      <style:text-properties officeooo:rsid="0021bed1" officeooo:paragraph-rsid="00284dcf"/>
    </style:style>
    <style:style style:name="P19" style:family="paragraph" style:parent-style-name="Standard">
      <style:text-properties officeooo:paragraph-rsid="001c1b8d"/>
    </style:style>
    <style:style style:name="P20" style:family="paragraph" style:parent-style-name="Standard">
      <style:text-properties officeooo:rsid="00303171" officeooo:paragraph-rsid="00303171"/>
    </style:style>
    <style:style style:name="P21" style:family="paragraph" style:parent-style-name="Standard">
      <style:text-properties officeooo:rsid="00334f04" officeooo:paragraph-rsid="00334f04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c1b8d"/>
    </style:style>
    <style:style style:name="T3" style:family="text">
      <style:text-properties style:font-name="Calibri" officeooo:rsid="001c2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otic Research:</text:p>
      <text:p text:style-name="P1"/>
      <text:p text:style-name="P19"><text:span text:style-name="T2">email: </text:span><text:a xlink:type="simple" xlink:href="mailto:exoticresearch@tutanota.com" text:style-name="Internet_20_link" text:visited-style-name="Visited_20_Internet_20_Link"><text:span text:style-name="T3">exoticresearch@tutanota.com</text:span></text:a><text:span text:style-name="T3"> ; password: cY8^RaJtnwh2v6-K; recovery code: </text:span><text:span text:style-name="T1">478517a5b4ecbcf2d07a0633ea1d237c6e6285b9d362d2a98e5325a6990e5167 </text:span></text:p>
      <text:p text:style-name="P2"/>
      <text:p text:style-name="P10">Linktree: linktr.ee/exoticresearch; pass: Lenard45permindex!</text:p>
      <text:p text:style-name="P2"/>
      <text:p text:style-name="P15"><text:span text:style-name="T1">Twitter: @exoticresearch2;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; pass: eBVYM4kv9BraaTF</text:span></text:p>
      <text:p text:style-name="P8"/>
      <text:p text:style-name="P20"><text:span text:style-name="T1">Gab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; @exoticresearch; pass: Lenard45permindex!</text:span></text:p>
      <text:p text:style-name="P20"><text:span text:style-name="T1"/></text:p>
      <text:p text:style-name="P21"><text:span text:style-name="T1">Parler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; user: exoticresearch; pass: Lenard45permindex!; phone: google voice number </text:span></text:p>
      <text:p text:style-name="P8"/>
      <text:p text:style-name="P16"><text:span text:style-name="T1">Inoreader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 ; password: Lenard45permindex!</text:span></text:p>
      <text:p text:style-name="P3"/>
      <text:p text:style-name="P14"><text:span text:style-name="T1">**Feedly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 ; password:</text:span></text:p>
      <text:p text:style-name="P9"/>
      <text:p text:style-name="P18"><text:span text:style-name="T1">BitChute: user: exoticresearch;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 ; password: 5-N$c@&amp;wqWn5pXzb</text:span></text:p>
      <text:p text:style-name="P5"/>
      <text:p text:style-name="P12"><text:span text:style-name="T1">LBRY/Odysee: user: exoticresearch;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; password: Lenard45permindex!</text:span></text:p>
      <text:p text:style-name="P6"/>
      <text:p text:style-name="P13"><text:span text:style-name="T1">Dlive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, user: exoticresearch; pass: Lenard45permindex!</text:span></text:p>
      <text:p text:style-name="P5"/>
      <text:p text:style-name="P17"><text:span text:style-name="T1">Trovo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, user: exoticresearch; pass: Lenard45permindex!</text:span></text:p>
      <text:p text:style-name="P2"/>
      <text:p text:style-name="P11"><text:span text:style-name="T1">archive.org: email: </text:span><text:a xlink:type="simple" xlink:href="mailto:exoticresearch@tutanota.com" text:style-name="Internet_20_link" text:visited-style-name="Visited_20_Internet_20_Link"><text:span text:style-name="T1">exoticresearch@tutanota.com</text:span></text:a><text:span text:style-name="T1"> ; username: exoticresearch; password: Lenard45permindex!</text:span></text:p>
      <text:p text:style-name="P4"/>
      <text:p text:style-name="P7">potential hosting services: dreamhost, hostinger 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04:22:52.342000000</meta:creation-date>
    <dc:date>2021-06-26T01:12:08.082000000</dc:date>
    <meta:editing-duration>P1DT3H48M14S</meta:editing-duration>
    <meta:editing-cycles>20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4" meta:word-count="90" meta:character-count="1163" meta:non-whitespace-character-count="1084"/>
  </office:meta>
</office:document-meta>
</file>